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3.992cm"/>
    </style:style>
    <style:style style:name="pr6" style:family="presentation" style:parent-style-name="Default-subtitle">
      <style:graphic-properties draw:fill-color="#ffffff" fo:min-height="15.02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subtitle">
      <style:graphic-properties draw:fill-color="#ffffff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2pt" style:font-size-asian="22pt" style:font-size-complex="22pt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text-properties fo:font-size="32pt" style:font-size-asian="44pt" style:font-size-complex="44pt"/>
    </style:style>
    <style:style style:name="P7" style:family="paragraph">
      <style:text-properties fo:font-size="24pt" style:font-size-asian="32pt" style:font-size-complex="32pt"/>
    </style:style>
    <style:style style:name="P8" style:family="paragraph">
      <style:text-properties fo:font-size="24pt"/>
    </style:style>
    <style:style style:name="P9" style:family="paragraph">
      <style:text-properties fo:font-size="20pt"/>
    </style:style>
    <style:style style:name="P10" style:family="paragraph">
      <style:text-properties fo:font-size="20pt" style:font-size-asian="26pt" style:font-size-complex="26pt"/>
    </style:style>
    <style:style style:name="P11" style:family="paragraph">
      <style:text-properties fo:font-size="26pt" style:font-size-asian="36pt" style:font-size-complex="36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32pt" style:font-size-asian="44pt" style:font-size-complex="44pt"/>
    </style:style>
    <style:style style:name="T9" style:family="text">
      <style:text-properties fo:font-size="28pt" fo:font-style="italic" style:font-size-asian="40pt" style:font-style-asian="italic" style:font-size-complex="40pt" style:font-style-complex="italic"/>
    </style:style>
    <style:style style:name="T10" style:family="text">
      <style:text-properties fo:font-size="24pt" style:font-size-asian="32pt" style:font-size-complex="32pt"/>
    </style:style>
    <style:style style:name="T11" style:family="text">
      <style:text-properties fo:font-size="24pt" fo:font-style="italic" style:font-size-asian="32pt" style:font-style-asian="italic" style:font-size-complex="32pt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text-position="-33% 58%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fo:font-size="32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16" style:family="text">
      <style:text-properties fo:font-size="32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17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8" style:family="text">
      <style:text-properties fo:font-size="32pt" fo:font-style="italic" style:font-size-asian="44pt" style:font-style-asian="italic" style:font-size-complex="44pt" style:font-style-complex="italic"/>
    </style:style>
    <style:style style:name="T19" style:family="text">
      <style:text-properties fo:font-size="32pt" fo:font-style="normal" style:font-size-asian="44pt" style:font-style-asian="normal" style:font-size-complex="44pt" style:font-style-complex="normal"/>
    </style:style>
    <style:style style:name="T20" style:family="text">
      <style:text-properties fo:font-size="20pt" style:font-size-asian="26pt" style:font-size-complex="26pt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ize="26pt" style:font-size-asian="36pt" style:font-size-complex="36pt"/>
    </style:style>
    <style:style style:name="T23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3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4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5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6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7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8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9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10" text:bullet-char="●">
        <style:list-level-properties text:min-label-width="0.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besteht die Zielsetzung der Hamilton-Mechanik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Begriffsbildungen und mathematische Zusammenhänge des Hamilton-Formalismus erweisen sich als hilfreich für einen Anschluss an die Gesetzmäßigkeiten der Qantenmechani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Stellen Sie die Vor- und Nachteile der Newton’schen und der Lagrange’schen Formulierung der Klassischen Mechanik gegenüber.</text:span></text:p>
          </draw:text-box>
        </draw:frame>
        <draw:frame presentation:style-name="pr5" draw:text-style-name="P3" draw:layer="layout" svg:width="12.6cm" svg:height="15.105cm" svg:x="1.3cm" svg:y="5.47cm" presentation:class="subtitle" presentation:user-transformed="true">
          <draw:text-box>
            <text:p text:style-name="P2"><text:span text:style-name="T2"><text:tab/></text:span><text:span text:style-name="T2">Newton-Mechanik:</text:span></text:p>
            <text:list text:style-name="L2">
              <text:list-item>
                <text:p text:style-name="P2"><text:span text:style-name="T2">Sehr allgemein</text:span></text:p>
              </text:list-item>
              <text:list-item>
                <text:p text:style-name="P2"><text:span text:style-name="T2">Alle Typen von Kräften zugelassen</text:span></text:p>
              </text:list-item>
              <text:list-item>
                <text:p text:style-name="P2"><text:span text:style-name="T2">Lösungen der Bewegungsgleichungen manifestieren sich anschaulich als Teilchenbahnen</text:span></text:p>
              </text:list-item>
              <text:list-item>
                <text:p text:style-name="P2"><text:span text:style-name="T2">Ist nur in Inertialsystemen gültig</text:span></text:p>
              </text:list-item>
              <text:list-item>
                <text:p text:style-name="P2"><text:span text:style-name="T2">Zwangskräfte müssen explizit in den Bewegungsgleichungen berücksichtigt werden</text:span></text:p>
              </text:list-item>
              <text:list-item>
                <text:p text:style-name="P2"><text:span text:style-name="T2">Nicht forminvariant gegenüber Koordinatentransformationen</text:span></text:p>
              </text:list-item>
            </text:list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presentation:style-name="pr6" draw:text-style-name="P4" draw:layer="layout" svg:width="12.6cm" svg:height="15.553cm" svg:x="14.3cm" svg:y="5.234cm">
          <draw:text-box>
            <text:p text:style-name="P2"><text:span text:style-name="T3"><text:tab/></text:span><text:span text:style-name="T3">Lagrange-Mechanik:</text:span></text:p>
            <text:list text:style-name="L2">
              <text:list-item>
                <text:p text:style-name="P2"><text:span text:style-name="T3">In allen Koordinatensystemen gültig</text:span></text:p>
              </text:list-item>
              <text:list-item>
                <text:p text:style-name="P2"><text:span text:style-name="T3">Zwangskräfte sind eleminiert</text:span></text:p>
              </text:list-item>
              <text:list-item>
                <text:p text:style-name="P2"><text:span text:style-name="T3">Forminvariant unter Punkttransformationen</text:span></text:p>
              </text:list-item>
              <text:list-item>
                <text:p text:style-name="P2"><text:span text:style-name="T3">Wird aus fundamentalen Prinzipien wie dem Differentialprinzip von d'Alambert oder dem Integralprinzip von Hamilton abgeleitet und nicht aus den Newton'schen Axiomen</text:span></text:p>
              </text:list-item>
              <text:list-item>
                <text:p text:style-name="P2"><text:span text:style-name="T3">Generalisierte Koordinaten können beliebige physikalische Größen sein und nicht notwendigerweise Längen, man benötigt eine Rücktransformation um Teilchenbahnen zu erhalten</text:span></text:p>
              </text:list-item>
              <text:list-item>
                <text:p text:style-name="P2"><text:span text:style-name="T3">Kein einheitliches Konzept zur Behandlung aller denkbaren Typen von Zwangsbedingung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Variablentransformation findet beim Übergang von der Lagrange- zur Hamilton-Mechanik stat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Generalisierte Geschwindigkeiten werden durch generalisierte Impulse ersetzt:</text:p>
            <text:p/>
            <text:p/>
          </draw:text-box>
        </draw:frame>
        <draw:frame draw:style-name="gr2" draw:text-style-name="P5" draw:layer="layout" svg:width="7.711cm" svg:height="1.033cm" svg:x="10.144cm" svg:y="11.383cm">
          <text:p/>
          <draw:object xlink:href="../Variablentransformation%20von%20der%20Lagrange-%20zur%20Hamilton-Mechanik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Legendre-Transformierte der Funktion <text:span text:style-name="T4">f</text:span>(<text:span text:style-name="T4">x</text:span>,<text:span text:style-name="T4">y</text:span>) bezüglich der Variablen <text:span text:style-name="T4">y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6.208cm" svg:height="2.405cm" svg:x="5.895cm" svg:y="9.297cm">
          <text:p/>
          <draw:object xlink:href="../Legendre-Transformierte%20von%20f(x,y)%20bezüglich%20y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4.714cm" svg:x="1.4cm" svg:y="0.232cm" presentation:class="title" presentation:user-transformed="true">
          <draw:text-box>
            <text:p><text:span text:style-name="T1">Was sind die aktiven, was die passiven Variablen bei der Transformation von der Lagrange- auf die Hamilton-Funktio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neralisierten Geschwindigkeiten sind die aktive,</text:p>
            <text:p>die generalisierten Koordinaten die passive Variabl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Hamilton’schen Bewegungsgleichunge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8.793cm" svg:height="6.93cm" svg:x="9.603cm" svg:y="7.034cm">
          <text:p/>
          <draw:object xlink:href="../Hamilton'sche%20Bewegungsgleichungen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chreiben die <text:span text:style-name="T4">Kanonischen Gleichungen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Bewegung des Systems im 2<text:span text:style-name="T4">S</text:span>-dimensionalen <text:span text:style-name="T4">Phasenrau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urch was wird der 2<text:span text:style-name="T4">S</text:span>-dimensionale Phasenraum aufgespannt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urch die Variablen <text:span text:style-name="T4">q</text:span><text:span text:style-name="T5">i</text:span> und <text:span text:style-name="T4">p</text:span><text:span text:style-name="T5">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Voraussetzungen ist <text:span text:style-name="T4">H</text:span> mit der Gesamtenergie des Systems identisch?</text:p>
          </draw:text-box>
        </draw:frame>
        <draw:frame presentation:style-name="pr2" draw:layer="layout" svg:width="25.199cm" svg:height="12.18cm" svg:x="1.4cm" svg:y="4.914cm" presentation:class="subtitle">
          <draw:text-box>
            <text:p>Unter <text:span text:style-name="T6">skleronomen Zwangsbedingungen</text:span>, genauer bei</text:p>
            <text:p/>
          </draw:text-box>
        </draw:frame>
        <draw:frame draw:style-name="gr2" draw:text-style-name="P5" draw:layer="layout" svg:width="4.086cm" svg:height="1.168cm" svg:x="11.956cm" svg:y="11.315cm">
          <text:p/>
          <draw:object xlink:href="../skleronome%20Zwangsbedingunge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Zeigen Sie, dass totales und partielles Zeitdifferential von <text:span text:style-name="T4">H</text:span> identisch sind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24.188cm" svg:height="5.9cm" svg:x="1.905cm" svg:y="7.549cm">
          <text:p/>
          <draw:object xlink:href="../Totale%20und%20partielle%20Zeitableitung%20der%20Hamiltonfunktion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Vorteil bringen zyklische Koordinaten im Hamilton-Formalismu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 <text:span text:style-name="T4">H</text:span><text:span text:style-name="T7">, sofern keine explizite Zeitabhängigkeit vorliegt, ein Integral der Bewegung ist, eliminieren zyklische Koordinaten Freiheitsgra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8">Was ist die Idee des Routh-Formalismus?</text:span></text:p>
          </draw:text-box>
        </draw:frame>
        <draw:frame presentation:style-name="pr8" draw:layer="layout" svg:width="25.199cm" svg:height="12.18cm" svg:x="1.4cm" svg:y="4.914cm" presentation:class="subtitle">
          <draw:text-box>
            <text:p>Da der Hamilton- gegenüberdem Lagrange-Formalismus nur bei zyklischen Koordinaten rechntechnische Vorteile bietet, wird beim Routh-Formalismus die Legendre-Transformation<text:tab/><text:tab/><text:tab/><text:tab/><text:tab/><text:tab/> nur für zyklische Koordinaten durchgeführt.</text:p>
          </draw:text-box>
        </draw:frame>
        <draw:frame draw:style-name="gr2" draw:text-style-name="P5" draw:layer="layout" svg:width="7.055cm" svg:height="1.24cm" svg:x="18.372cm" svg:y="10.779cm">
          <text:p/>
          <draw:object xlink:href="../Legendre-Transformation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8">Wie hängt die Routh- mit der Hamilton-Funktion zusammen?</text:span></text:p>
          </draw:text-box>
        </draw:frame>
        <draw:frame presentation:style-name="pr8" draw:layer="layout" svg:width="25.199cm" svg:height="12.18cm" svg:x="1.4cm" svg:y="4.914cm" presentation:class="subtitle" presentation:user-transformed="true">
          <draw:text-box>
            <text:p>Die Routh-Funktion entspricht für zyklische Koordinaten den Hamilton'schen Bewegungsgleichungen. Für die nicht-zyklischen Koordinaten ergeben sich die Lagrage'schen Bewegungsgleichung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oder verkürzt:</text:p>
          </draw:text-box>
        </draw:frame>
        <draw:frame draw:style-name="gr2" draw:text-style-name="P5" draw:layer="layout" svg:width="25cm" svg:height="2.2cm" svg:x="1.316cm" svg:y="8.103cm">
          <text:p/>
          <draw:object xlink:href="../Hamilton-Funktion.odf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5" draw:layer="layout" svg:width="10.737cm" svg:height="2.392cm" svg:x="8.631cm" svg:y="11.503cm">
          <text:p/>
          <draw:object xlink:href="../Hamilton-Funktion%20kurz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oder verkürzt:</text:p>
          </draw:text-box>
        </draw:frame>
        <draw:frame draw:style-name="gr2" draw:text-style-name="P5" draw:layer="layout" svg:width="14.8cm" svg:height="2.392cm" svg:x="6.599cm" svg:y="11.603cm">
          <text:p/>
          <draw:object xlink:href="../Hamilton-Funktion%20korrigiert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5" draw:layer="layout" svg:width="25cm" svg:height="1.68cm" svg:x="1.762cm" svg:y="8.503cm">
          <text:p/>
          <draw:object xlink:href="../Hamilton-Funktion%20lang%20korrigiert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findet man die Hamilton-Funktion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7.92cm" svg:height="15cm" svg:x="2.715cm" svg:y="5.129cm">
          <text:p/>
          <draw:object xlink:href="../Hamilton-Algorithmus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 des harmonischen Oszillator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1.196cm" svg:height="2.294cm" svg:x="8.401cm" svg:y="9.352cm">
          <text:p/>
          <draw:object xlink:href="../Hamilton-Funktion%20für%20den%20Harmonischen%20Oszillator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r Hamilton-Funktion unterliegt die Bewegung eines Teilchens der Masse </text:span><text:span text:style-name="T9">m</text:span><text:span text:style-name="T1"> und der Ladung <text:s text:c="3"/>im elektromagnetischen Fel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0.87cm" svg:height="1.4cm" svg:x="22.775cm" svg:y="1.783cm">
          <text:p/>
          <draw:object xlink:href="../Ladung%20q.odf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5" draw:layer="layout" svg:width="12.627cm" svg:height="2.192cm" svg:x="7.686cm" svg:y="9.403cm">
          <text:p/>
          <draw:object xlink:href="../Hamilton-Funktion%20der%20Bewegung%20eines%20Teilchens%20im%20elektromagnetischen%20Feld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text-style-name="P7" draw:layer="layout" svg:width="25.199cm" svg:height="4.027cm" svg:x="1.4cm" svg:y="0.575cm" presentation:class="title" presentation:user-transformed="true">
          <draw:text-box>
            <text:p><text:span text:style-name="T10">Formulieren Sie die Hamilton-Funktion in Zylinderkoordinaten für ein Teilchen der Masse </text:span><text:span text:style-name="T11">m</text:span><text:span text:style-name="T10">, das einer konservativen Kraft, aber keinen Zwangsbedingungen unterliegt.</text:span></text:p>
          </draw:text-box>
        </draw:frame>
        <draw:frame presentation:style-name="pr8" draw:text-style-name="P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3.169cm" svg:height="2.675cm" svg:x="7.415cm" svg:y="9.162cm">
          <text:p/>
          <draw:object xlink:href="../Hamilton-Funktion%20in%20Zylinderkoordinaten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text-style-name="P7" draw:layer="layout" svg:width="25.199cm" svg:height="4.027cm" svg:x="1.4cm" svg:y="0.575cm" presentation:class="title" presentation:user-transformed="true">
          <draw:text-box>
            <text:p><text:span text:style-name="T10">Formulieren Sie die Hamilton-Funktion in Kugelkoordinaten für ein Teilchen der Masse </text:span><text:span text:style-name="T11">m</text:span><text:span text:style-name="T10">, das einer konservativen Kraft, aber keinen Zwangsbedingungen unterliegt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4.982cm" svg:height="2.701cm" svg:x="6.508cm" svg:y="9.149cm">
          <text:p/>
          <draw:object xlink:href="../Hamilton-Funktion%20in%20Kugelkoordinaten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und kommentieren Sie die wichtigsten Integralprinzipien der Klassischen Mechanik.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tegralprinzip von Hamilton -&gt; daraus ableitbar die Lagrange-Gleichungen</text:p>
            <text:p/>
            <text:p>Typisch für <text:span text:style-name="T6">Integral</text:span>prinzipien ist der Vergleich von <text:span text:style-name="T6">endlichen</text:span> Bahnstücken, die das System in einer <text:span text:style-name="T6">endlichen</text:span> Zeitspanne durchläuft, mit ihren zugeordneten <text:span text:style-name="T4">gedachten</text:span> (<text:span text:style-name="T4">virtuellen</text:span>) Nachbar-Bahnstücken.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die wesentlichen Elemente des Hamilton'schen Prinzip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modifizierten Hamilton’schen Prinzip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/>
            <text:p/>
            <text:p/>
            <text:p>Die Impulse <text:span text:style-name="T4">p</text:span><text:span text:style-name="T5">j</text:span> sind neben den <text:span text:style-name="T4">q</text:span><text:span text:style-name="T5">j</text:span> als unabhängige, gleichberechtigte Variable enthalten. Die Bahnvariation hat deshalb im <text:span text:style-name="T4">Phasenraum</text:span> zu erfolgen, der durch die <text:span text:style-name="T4">q</text:span><text:span text:style-name="T5">j</text:span> und die <text:span text:style-name="T4">p</text:span><text:span text:style-name="T5">j</text:span> aufgespannt wird:</text:p>
          </draw:text-box>
        </draw:frame>
        <draw:frame draw:style-name="gr2" draw:text-style-name="P5" draw:layer="layout" svg:width="13.963cm" svg:height="2.678cm" svg:x="7.018cm" svg:y="8.06cm">
          <text:p/>
          <draw:object xlink:href="../Modifiziertes%20Hamilton'sches%20Prinzip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5" draw:layer="layout" svg:width="6.395cm" svg:height="1.139cm" svg:x="10.802cm" svg:y="14.63cm">
          <text:p/>
          <draw:object xlink:href="../Phasenraum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präzise die Variationsvorschrift für das <text:span text:style-name="T4">modifizierte Hamilton’sche Prinzip</text:span>.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Man nutzt auch für die Impulse eine <text:span text:style-name="T4">Parameterdarstellung</text:span>:</text:p>
            <text:p/>
            <text:p/>
            <text:p>Die Projektion der zugelassenen Phasenraumbahnen auf die (<text:span text:style-name="T12">q</text:span>,<text:span text:style-name="T4">t</text:span>)-Ebene müssen für <text:span text:style-name="T4">t</text:span><text:span text:style-name="T13">1</text:span> und <text:span text:style-name="T4">t</text:span><text:span text:style-name="T13">2</text:span> übereinstimmen. Dagegen muß <text:span text:style-name="T6">nicht</text:span> notwendig <text:tab/><text:tab/><text:tab/><text:tab/><text:tab/><text:tab/>sein; es ist lediglich <text:tab/><text:tab/><text:tab/><text:tab/> zu fordern.</text:p>
            <text:p/>
            <text:p>Man erhält schließlich die Variationsvorschrift:</text:p>
          </draw:text-box>
        </draw:frame>
        <draw:frame draw:style-name="gr2" draw:text-style-name="P5" draw:layer="layout" svg:width="14.12cm" svg:height="1.168cm" svg:x="6.939cm" svg:y="8.015cm">
          <text:p/>
          <draw:object xlink:href="../Parameterdarstellung%20für%20Impulse.odf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5" draw:layer="layout" svg:width="7.809cm" svg:height="1.168cm" svg:x="1.495cm" svg:y="12.115cm">
          <text:p/>
          <draw:object xlink:href="../Anmerkung%201%20zur%20Parameterdarstellung%20für%20Impulse.odf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5" draw:layer="layout" svg:width="4.683cm" svg:height="1.168cm" svg:x="16.158cm" svg:y="12.115cm">
          <text:p/>
          <draw:object xlink:href="../Anmerkung%202%20zur%20Parameterdarstellung%20für%20Impulse.odf" xlink:type="simple" xlink:show="embed" xlink:actuate="onLoad"/>
          <draw:image xlink:href="./ObjectReplacements/Object 21" xlink:type="simple" xlink:show="embed" xlink:actuate="onLoad"/>
        </draw:frame>
        <draw:frame draw:style-name="gr2" draw:text-style-name="P5" draw:layer="layout" svg:width="18.761cm" svg:height="2.859cm" svg:x="4.419cm" svg:y="15.67cm">
          <text:p/>
          <draw:object xlink:href="../Variationsvorschrift%20für%20das%20modifizierte%20Hamilton’sche%20Prinzip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Worin sehen Sie charakteristische Unterschiede zwischen dem </text:span><text:span text:style-name="T9">ursprünglichen</text:span><text:span text:style-name="T1"> und dem </text:span><text:span text:style-name="T9">modifizierten Hamilton’schen Prinzip</text:span><text:span text:style-name="T1">?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<text:span text:style-name="T4">Wirkung A</text:span>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<text:span text:style-name="T4">Prinzip der kleinsten Wirkung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odurch unterscheiden sich die Variationsvorschriften für das Hamilton’sche Prinzip und das Prinzip der kleinsten Wirk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n Spezialfall betrifft das <text:span text:style-name="T4">Fermat’sche Prinzip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versteht man unter dem <text:span text:style-name="T4">Prinzip der kürzesten Ankunft</text:span>, was unter dem <text:span text:style-name="T4">Prinzip des kürzesten Weges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unterscheidet sich das Jacobi-Prinzip vom <text:span text:style-name="T4">Prinzip der kleinsten Wirkung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<text:span text:style-name="T4">metrischen Tensor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as Jacobi-Prinzip für die kräftefreie Bewegung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urch Angabe der Konfigurationsbahn ein mechanisches Problem gelöst? Mit Begründung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Ereignisraum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n Darstellungsräumen spielen sich Lagrange- und Hamilton-Formalismus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 <text:span text:style-name="T4">Ereignis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<text:span text:style-name="T7"> </text:span><text:span text:style-name="T4">Phasen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en Zustandsraum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t der Begriff <text:span text:style-name="T4">Zustand ψ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 Minimalinformation wird benötigt, um sämtliche mechanischen Eigenschaften eines allgemeinen </text:span><text:span text:style-name="T9">N</text:span><text:span text:style-name="T1">-Teilchensystems festzuleg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rum muss die Zeitentwicklung eines Zustands <text:span text:style-name="T14">ψ</text:span> aus einer Differentialgleichung erster Ordnung folg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die Konfiguration <text:span text:style-name="T12">q</text:span><text:span text:style-name="T7">(</text:span><text:span text:style-name="T4">t </text:span><text:span text:style-name="T7">)</text:span> eines mechanischen Systems noch kein <text:span text:style-name="T4">Zustand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Poisson-Klammer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Formulieren Sie die Bewegungsgleichung einer beliebigen Phasenfunktion <text:span text:style-name="T4">f</text:span> (<text:span text:style-name="T12">q</text:span>, <text:span text:style-name="T12">p</text:span>, <text:span text:style-name="T4">t</text:span><text:span text:style-name="T7"> </text:span>) mit Hilfe der Poisson-Klammer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n welcher Weise hängt die Poisson-Klammer von der Wahl der kanonischen Variablen (<text:span text:style-name="T12">q</text:span>, <text:span text:style-name="T12">p</text:span>) ab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<text:span text:style-name="T4">fundamentalen Poisson-Klammern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Zählen Sie einige formale Eigenschaften der Poisson-Klammer auf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Jacobi-Identitä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text-style-name="P6" draw:layer="layout" svg:width="25.199cm" svg:height="4.51cm" svg:x="1.4cm" svg:y="0.335cm" presentation:class="title" presentation:user-transformed="true">
          <draw:text-box>
            <text:p><text:span text:style-name="T8">Wie kann man die Poisson-Klammer benutzen, um zu sehen, dass </text:span><text:span text:style-name="T15">F</text:span><text:span text:style-name="T16"> </text:span><text:span text:style-name="T8">(</text:span><text:span text:style-name="T17">q</text:span><text:span text:style-name="T8">, </text:span><text:span text:style-name="T17">p</text:span><text:span text:style-name="T8">, </text:span><text:span text:style-name="T18">t</text:span><text:span text:style-name="T19"> </text:span><text:span text:style-name="T8">) ein Integral der Bewegung darstellt?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<text:span text:style-name="T4">Poisson’sche Satz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Erläutern Sie, warum man die Klassische Mechanik und die Quantenmechanik als verschiedene Realisierungen derselben mathematischen Struktur auffassen kann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text-style-name="P10" draw:layer="layout" svg:width="25.199cm" svg:height="3.506cm" svg:x="1.4cm" svg:y="0.835cm" presentation:class="title" presentation:user-transformed="true">
          <draw:text-box>
            <text:p><text:span text:style-name="T20">Was ist die tiefere Ursache für die Invarianz der Lagrange’schen Bewegungsgleichungen gegenüber Punkttransformationen im Konfigurationsraum und gegenüber mechanischen Eichtransformation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ändert sich die Hamilton-Funktion bei einer mechanischen Eich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passiert bei einer mechanischen Eichtransformation mit den kanonischen Bewegungsgleichung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5.014cm" svg:x="1.4cm" svg:y="0.083cm" presentation:class="title" presentation:user-transformed="true">
          <draw:text-box>
            <text:p>Sind durch die generalisierten Koordinaten <text:span text:style-name="T4">q</text:span><text:span text:style-name="T13">1</text:span>,...,<text:span text:style-name="T4">q</text:span><text:span text:style-name="T5">S</text:span> die generalisierten Impulse <text:span text:style-name="T21">p</text:span><text:span text:style-name="T5">j</text:span> eindeutig festgeleg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r Phasen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Bedeutung haben kanonische Transformatio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nennt man kanonische Transformationen <text:span text:style-name="T4">kanonisch im engeren Sinne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text-style-name="P11" draw:layer="layout" svg:width="25.199cm" svg:height="4.384cm" svg:x="1.4cm" svg:y="0.398cm" presentation:class="title" presentation:user-transformed="true">
          <draw:text-box>
            <text:p><text:span text:style-name="T22">Nennen Sie im Zusammenhang mit dem modifizierten Hamilton’schen Prinzip ein erstes Kriterium dafür, dass eine Phasentransformation (</text:span><text:span text:style-name="T23">q</text:span><text:span text:style-name="T22">, </text:span><text:span text:style-name="T23">p</text:span><text:span text:style-name="T22">) −→ (¯</text:span><text:span text:style-name="T23">q</text:span><text:span text:style-name="T22">, ¯</text:span><text:span text:style-name="T23">p</text:span><text:span text:style-name="T22">) kanonisch ist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<text:span text:style-name="T4">Erzeugenden</text:span> einer kanonischen Transforma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elche Typen von erzeugenden Funktionen für kanonische Transformationen kennen Sie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ist das gemeinsame Merkmal von erzeugenden Funktionen für kanonische Transformation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Nennen Sie mindestens zwei erzeugende Funktionen für eine Phasentransformation, die Impulse und Orte miteinander vertauscht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<text:span text:style-name="T4">Erzeugende</text:span> vermittelt eine identische 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sieht die <text:span text:style-name="T4">Erzeugende</text:span> für eine Punkttransformation im Konfigurationsraum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passiert bei der <text:span text:style-name="T4">Erzeugenden</text:span> für eine Punkttransformation im Konfigurationsraum mit den kanonischen Impuls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Nennen Sie mindestens zwei Kriterien für die Kanonizität einer Phasentransformation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alibri2" fo:font-family="Calibri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00H04M55S</meta:editing-duration>
    <meta:editing-cycles>2</meta:editing-cycles>
    <meta:generator>LibreOffice/4.1.4.2$Windows_x86 LibreOffice_project/0a0440ccc0227ad9829de5f46be37cfb6edcf72</meta:generator>
    <dc:date>2014-05-08T22:58:04.850000000</dc:date>
    <meta:document-statistic meta:object-count="348"/>
  </office:meta>
</office:document-meta>
</file>